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list-style-name="L1">
      <style:text-properties officeooo:rsid="004852bf" officeooo:paragraph-rsid="004852bf"/>
    </style:style>
    <style:style style:name="P27" style:family="paragraph" style:parent-style-name="Standard" style:list-style-name="L2">
      <style:text-properties officeooo:rsid="0023742a" officeooo:paragraph-rsid="0023742a"/>
    </style:style>
    <style:style style:name="P28" style:family="paragraph" style:parent-style-name="Standard" style:list-style-name="L2">
      <style:text-properties officeooo:rsid="00212ef8" officeooo:paragraph-rsid="00212ef8"/>
    </style:style>
    <style:style style:name="P29" style:family="paragraph" style:parent-style-name="Standard" style:list-style-name="L2">
      <style:text-properties officeooo:rsid="002255d7" officeooo:paragraph-rsid="002255d7"/>
    </style:style>
    <style:style style:name="P30" style:family="paragraph" style:parent-style-name="Standard" style:list-style-name="L3">
      <style:text-properties officeooo:rsid="004bd794" officeooo:paragraph-rsid="004bd794"/>
    </style:style>
    <style:style style:name="P31" style:family="paragraph" style:parent-style-name="Standard" style:list-style-name="L4">
      <style:text-properties officeooo:rsid="004c55a3" officeooo:paragraph-rsid="004c55a3"/>
    </style:style>
    <style:style style:name="P32" style:family="paragraph" style:parent-style-name="Standard" style:list-style-name="L4">
      <style:text-properties officeooo:rsid="004e22a1" officeooo:paragraph-rsid="004e22a1"/>
    </style:style>
    <style:style style:name="P33" style:family="paragraph" style:parent-style-name="Standard" style:list-style-name="L5">
      <style:text-properties officeooo:rsid="0034a870" officeooo:paragraph-rsid="0034a870"/>
    </style:style>
    <style:style style:name="P34" style:family="paragraph" style:parent-style-name="Standard" style:list-style-name="L5">
      <style:text-properties officeooo:rsid="00365a53" officeooo:paragraph-rsid="00365a53"/>
    </style:style>
    <style:style style:name="P35" style:family="paragraph" style:parent-style-name="Standard" style:list-style-name="L5">
      <style:text-properties officeooo:rsid="0037f195" officeooo:paragraph-rsid="0037f195"/>
    </style:style>
    <style:style style:name="P36" style:family="paragraph" style:parent-style-name="Standard" style:list-style-name="L5">
      <style:text-properties officeooo:rsid="00383860" officeooo:paragraph-rsid="00383860"/>
    </style:style>
    <style:style style:name="P37" style:family="paragraph" style:parent-style-name="Standard" style:list-style-name="L6">
      <style:text-properties officeooo:paragraph-rsid="002d64ec"/>
    </style:style>
    <style:style style:name="P38" style:family="paragraph" style:parent-style-name="Standard" style:list-style-name="L6">
      <style:text-properties officeooo:rsid="00285d16" officeooo:paragraph-rsid="00285d16"/>
    </style:style>
    <style:style style:name="P39" style:family="paragraph" style:parent-style-name="Standard" style:list-style-name="L6">
      <style:text-properties officeooo:rsid="0028bef4" officeooo:paragraph-rsid="002c964e"/>
    </style:style>
    <style:style style:name="P40" style:family="paragraph" style:parent-style-name="Standard" style:list-style-name="L6">
      <style:text-properties officeooo:rsid="002f53e6" officeooo:paragraph-rsid="002f53e6"/>
    </style:style>
    <style:style style:name="P41" style:family="paragraph" style:parent-style-name="Standard" style:list-style-name="L6">
      <style:text-properties officeooo:rsid="00313adb" officeooo:paragraph-rsid="00313adb"/>
    </style:style>
    <style:style style:name="P42" style:family="paragraph" style:parent-style-name="Standard" style:list-style-name="L7">
      <style:text-properties officeooo:rsid="003a41df" officeooo:paragraph-rsid="003a41df"/>
    </style:style>
    <style:style style:name="P43" style:family="paragraph" style:parent-style-name="Standard" style:list-style-name="L7">
      <style:text-properties officeooo:rsid="003c1156" officeooo:paragraph-rsid="003c1156"/>
    </style:style>
    <style:style style:name="P44" style:family="paragraph" style:parent-style-name="Standard" style:list-style-name="L7">
      <style:text-properties officeooo:rsid="003e4270" officeooo:paragraph-rsid="003e4270"/>
    </style:style>
    <style:style style:name="P45" style:family="paragraph" style:parent-style-name="Standard" style:list-style-name="L8">
      <style:text-properties officeooo:rsid="0046ab21" officeooo:paragraph-rsid="0046ab21"/>
    </style:style>
    <style:style style:name="P46" style:family="paragraph" style:parent-style-name="Standard" style:list-style-name="L9">
      <style:text-properties officeooo:rsid="005126d6" officeooo:paragraph-rsid="005126d6"/>
    </style:style>
    <style:style style:name="P47" style:family="paragraph" style:parent-style-name="Standard" style:list-style-name="L10">
      <style:text-properties officeooo:rsid="0056d498" officeooo:paragraph-rsid="006593f3"/>
    </style:style>
    <style:style style:name="P48" style:family="paragraph" style:parent-style-name="Standard" style:list-style-name="L10">
      <style:text-properties officeooo:rsid="0074dc1a" officeooo:paragraph-rsid="0074dc1a"/>
    </style:style>
    <style:style style:name="P49" style:family="paragraph" style:parent-style-name="Standard" style:list-style-name="L11">
      <style:text-properties officeooo:rsid="005d218f" officeooo:paragraph-rsid="005d218f"/>
    </style:style>
    <style:style style:name="P50" style:family="paragraph" style:parent-style-name="Standard" style:list-style-name="L12">
      <style:text-properties officeooo:rsid="0058c2e7" officeooo:paragraph-rsid="0058c2e7"/>
    </style:style>
    <style:style style:name="P51" style:family="paragraph" style:parent-style-name="Standard" style:list-style-name="L12">
      <style:text-properties officeooo:rsid="0058c2e7" officeooo:paragraph-rsid="005a998c"/>
    </style:style>
    <style:style style:name="P52" style:family="paragraph" style:parent-style-name="Standard" style:list-style-name="L13">
      <style:text-properties officeooo:rsid="0073fc69" officeooo:paragraph-rsid="0073fc69"/>
    </style:style>
    <style:style style:name="P53" style:family="paragraph" style:parent-style-name="Standard" style:list-style-name="L13">
      <style:text-properties officeooo:rsid="0074d118" officeooo:paragraph-rsid="0074d118"/>
    </style:style>
    <style:style style:name="P54" style:family="paragraph" style:parent-style-name="Standard" style:list-style-name="L13">
      <style:text-properties officeooo:rsid="00753f87" officeooo:paragraph-rsid="00753f87"/>
    </style:style>
    <style:style style:name="P55"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56"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57" style:family="paragraph" style:parent-style-name="Standard" style:list-style-name="L21">
      <style:text-properties fo:font-size="11pt" fo:font-style="italic" officeooo:rsid="009ad394" officeooo:paragraph-rsid="009ad394" style:font-size-asian="11pt" style:font-style-asian="italic" style:font-size-complex="11pt" style:font-style-complex="italic"/>
    </style:style>
    <style:style style:name="P58" style:family="paragraph" style:parent-style-name="Standard" style:list-style-name="L21">
      <style:text-properties fo:font-size="11pt" fo:font-style="italic" officeooo:rsid="00947442" officeooo:paragraph-rsid="00947442" style:font-size-asian="11pt" style:font-style-asian="italic" style:font-size-complex="11pt" style:font-style-complex="italic"/>
    </style:style>
    <style:style style:name="P59" style:family="paragraph" style:parent-style-name="Standard" style:list-style-name="L21">
      <style:text-properties fo:font-size="11pt" fo:font-style="italic" style:text-underline-style="none" officeooo:rsid="009f8d99" officeooo:paragraph-rsid="009ad394" style:font-size-asian="11pt" style:font-style-asian="italic" style:font-size-complex="11pt" style:font-style-complex="italic"/>
    </style:style>
    <style:style style:name="P60" style:family="paragraph" style:parent-style-name="Standard" style:list-style-name="L21">
      <style:text-properties fo:font-size="11pt" fo:font-style="italic" style:text-underline-style="none" officeooo:rsid="00a47ba1" officeooo:paragraph-rsid="00947442" style:font-size-asian="11pt" style:font-style-asian="italic" style:font-size-complex="11pt" style:font-style-complex="italic"/>
    </style:style>
    <style:style style:name="P61"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62"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63" style:family="paragraph" style:parent-style-name="Standard" style:list-style-name="L21">
      <style:text-properties fo:font-size="12pt" fo:font-style="normal" officeooo:rsid="00a992bc" officeooo:paragraph-rsid="00a992bc" style:font-size-asian="12pt" style:font-style-asian="normal" style:font-size-complex="12pt" style:font-style-complex="normal"/>
    </style:style>
    <style:style style:name="P64" style:family="paragraph" style:parent-style-name="Standard" style:list-style-name="L21">
      <style:text-properties fo:font-size="12pt" fo:font-style="normal" officeooo:rsid="00a77828" officeooo:paragraph-rsid="00a77828" style:font-size-asian="12pt" style:font-style-asian="normal" style:font-size-complex="12pt" style:font-style-complex="normal"/>
    </style:style>
    <style:style style:name="P65" style:family="paragraph" style:parent-style-name="Standard" style:list-style-name="L21">
      <style:text-properties fo:font-size="12pt" fo:font-style="normal" style:text-underline-style="none" officeooo:rsid="00a47ba1" officeooo:paragraph-rsid="00947442" style:font-size-asian="10.5pt" style:font-style-asian="normal" style:font-size-complex="12pt" style:font-style-complex="normal"/>
    </style:style>
    <style:style style:name="P66" style:family="paragraph" style:parent-style-name="Standard" style:list-style-name="L14">
      <style:text-properties officeooo:rsid="00733ff8" officeooo:paragraph-rsid="00733ff8"/>
    </style:style>
    <style:style style:name="P67" style:family="paragraph" style:parent-style-name="Standard" style:list-style-name="L14">
      <style:text-properties officeooo:rsid="0078c4f7" officeooo:paragraph-rsid="0078c4f7"/>
    </style:style>
    <style:style style:name="P68" style:family="paragraph" style:parent-style-name="Standard" style:list-style-name="L14">
      <style:text-properties officeooo:rsid="007a1e62" officeooo:paragraph-rsid="007a1e62"/>
    </style:style>
    <style:style style:name="P69" style:family="paragraph" style:parent-style-name="Standard">
      <style:text-properties style:text-underline-style="none" officeooo:rsid="007a1e62" officeooo:paragraph-rsid="007a1e62"/>
    </style:style>
    <style:style style:name="P70" style:family="paragraph" style:parent-style-name="Standard">
      <style:text-properties style:text-underline-style="none" officeooo:rsid="007c0b46" officeooo:paragraph-rsid="007c0b46"/>
    </style:style>
    <style:style style:name="P71" style:family="paragraph" style:parent-style-name="Standard">
      <style:text-properties style:text-underline-style="none" officeooo:rsid="007d625a" officeooo:paragraph-rsid="007d625a"/>
    </style:style>
    <style:style style:name="P72" style:family="paragraph" style:parent-style-name="Standard" style:list-style-name="L15">
      <style:text-properties style:text-underline-style="none" officeooo:rsid="007d625a" officeooo:paragraph-rsid="007d625a"/>
    </style:style>
    <style:style style:name="P73" style:family="paragraph" style:parent-style-name="Standard">
      <style:text-properties style:text-underline-style="none" officeooo:rsid="007f21c9" officeooo:paragraph-rsid="007f21c9"/>
    </style:style>
    <style:style style:name="P74" style:family="paragraph" style:parent-style-name="Standard" style:list-style-name="L16">
      <style:text-properties style:text-underline-style="none" officeooo:rsid="007f21c9" officeooo:paragraph-rsid="007f21c9"/>
    </style:style>
    <style:style style:name="P75" style:family="paragraph" style:parent-style-name="Standard">
      <style:text-properties style:text-underline-style="none" officeooo:rsid="007f3d14" officeooo:paragraph-rsid="007f3d14"/>
    </style:style>
    <style:style style:name="P76" style:family="paragraph" style:parent-style-name="Standard" style:list-style-name="L17">
      <style:text-properties style:text-underline-style="none" officeooo:rsid="007f3d14" officeooo:paragraph-rsid="007f3d14"/>
    </style:style>
    <style:style style:name="P77" style:family="paragraph" style:parent-style-name="Standard" style:list-style-name="L17">
      <style:text-properties style:text-underline-style="none" officeooo:rsid="008086a1" officeooo:paragraph-rsid="008086a1"/>
    </style:style>
    <style:style style:name="P78" style:family="paragraph" style:parent-style-name="Standard">
      <style:text-properties style:text-underline-style="none" officeooo:rsid="008086a1" officeooo:paragraph-rsid="0081f021"/>
    </style:style>
    <style:style style:name="P79" style:family="paragraph" style:parent-style-name="Standard" style:list-style-name="L18">
      <style:text-properties style:text-underline-style="none" officeooo:rsid="0083c957" officeooo:paragraph-rsid="0083c957"/>
    </style:style>
    <style:style style:name="P80" style:family="paragraph" style:parent-style-name="Standard" style:list-style-name="L18">
      <style:text-properties style:text-underline-style="none" officeooo:rsid="0083ee6a" officeooo:paragraph-rsid="0083ee6a"/>
    </style:style>
    <style:style style:name="P81" style:family="paragraph" style:parent-style-name="Standard" style:list-style-name="L22">
      <style:text-properties style:text-underline-style="none" officeooo:rsid="0083ee6a" officeooo:paragraph-rsid="00e234b4"/>
    </style:style>
    <style:style style:name="P82" style:family="paragraph" style:parent-style-name="Standard" style:list-style-name="L22">
      <style:text-properties style:text-underline-style="none" officeooo:rsid="0092c4d1" officeooo:paragraph-rsid="00bc8d3d"/>
    </style:style>
    <style:style style:name="P83" style:family="paragraph" style:parent-style-name="Standard">
      <style:text-properties style:text-underline-style="none" officeooo:rsid="0081f021" officeooo:paragraph-rsid="0081f021"/>
    </style:style>
    <style:style style:name="P84" style:family="paragraph" style:parent-style-name="Standard" style:list-style-name="L19">
      <style:text-properties style:text-underline-style="none" officeooo:rsid="0081f021" officeooo:paragraph-rsid="0081f021"/>
    </style:style>
    <style:style style:name="P85" style:family="paragraph" style:parent-style-name="Standard">
      <style:text-properties style:text-underline-style="none" officeooo:rsid="0082f8ba" officeooo:paragraph-rsid="0082f8ba"/>
    </style:style>
    <style:style style:name="P86" style:family="paragraph" style:parent-style-name="Standard" style:list-style-name="L20">
      <style:text-properties style:text-underline-style="none" officeooo:rsid="009a0240" officeooo:paragraph-rsid="009a0240"/>
    </style:style>
    <style:style style:name="P87" style:family="paragraph" style:parent-style-name="Standard">
      <style:text-properties style:text-underline-style="none" officeooo:rsid="00947442" officeooo:paragraph-rsid="00947442"/>
    </style:style>
    <style:style style:name="P88" style:family="paragraph" style:parent-style-name="Standard" style:list-style-name="L18">
      <style:text-properties style:text-underline-style="none" officeooo:rsid="00b3e2a8" officeooo:paragraph-rsid="00b3e2a8"/>
    </style:style>
    <style:style style:name="P89" style:family="paragraph" style:parent-style-name="Standard" style:list-style-name="L18">
      <style:text-properties style:text-underline-style="none" officeooo:rsid="00b3e2a8" officeooo:paragraph-rsid="00c38df4"/>
    </style:style>
    <style:style style:name="P90" style:family="paragraph" style:parent-style-name="Standard" style:list-style-name="L18">
      <style:text-properties style:text-underline-style="none" officeooo:rsid="00b594ed" officeooo:paragraph-rsid="00b594ed"/>
    </style:style>
    <style:style style:name="P91" style:family="paragraph" style:parent-style-name="Standard">
      <style:text-properties style:text-underline-style="none" officeooo:rsid="00b7135a" officeooo:paragraph-rsid="00b880b2"/>
    </style:style>
    <style:style style:name="P92" style:family="paragraph" style:parent-style-name="Standard">
      <style:text-properties style:text-underline-style="none" officeooo:rsid="00ba421d" officeooo:paragraph-rsid="00ba421d"/>
    </style:style>
    <style:style style:name="P93" style:family="paragraph" style:parent-style-name="Standard" style:list-style-name="L18">
      <style:text-properties style:text-underline-style="none" officeooo:rsid="00ccc66b" officeooo:paragraph-rsid="00ccc66b"/>
    </style:style>
    <style:style style:name="P94" style:family="paragraph" style:parent-style-name="Standard" style:list-style-name="L22">
      <style:text-properties style:text-underline-style="none" officeooo:rsid="00d77051" officeooo:paragraph-rsid="00d77051"/>
    </style:style>
    <style:style style:name="P95" style:family="paragraph" style:parent-style-name="Standard" style:list-style-name="L17">
      <style:text-properties officeooo:rsid="007f3d14" officeooo:paragraph-rsid="007f3d14"/>
    </style:style>
    <style:style style:name="P96" style:family="paragraph" style:parent-style-name="Standard" style:list-style-name="L17">
      <style:text-properties officeooo:rsid="0081f021" officeooo:paragraph-rsid="0081f021"/>
    </style:style>
    <style:style style:name="P97" style:family="paragraph" style:parent-style-name="Standard" style:list-style-name="L18">
      <style:text-properties officeooo:rsid="0083ee6a" officeooo:paragraph-rsid="0083ee6a"/>
    </style:style>
    <style:style style:name="P98" style:family="paragraph" style:parent-style-name="Standard" style:list-style-name="L20">
      <style:text-properties officeooo:rsid="00982099" officeooo:paragraph-rsid="00982099"/>
    </style:style>
    <style:style style:name="P99" style:family="paragraph" style:parent-style-name="Standard" style:list-style-name="L20">
      <style:text-properties officeooo:rsid="009a0240" officeooo:paragraph-rsid="009a0240"/>
    </style:style>
    <style:style style:name="P100" style:family="paragraph" style:parent-style-name="Standard" style:list-style-name="L21">
      <style:text-properties officeooo:rsid="009ad394" officeooo:paragraph-rsid="009ad394"/>
    </style:style>
    <style:style style:name="P101" style:family="paragraph" style:parent-style-name="Standard" style:list-style-name="L21">
      <style:text-properties officeooo:rsid="009f8d99" officeooo:paragraph-rsid="009f8d99"/>
    </style:style>
    <style:style style:name="P102" style:family="paragraph" style:parent-style-name="Standard" style:list-style-name="L21">
      <style:text-properties officeooo:rsid="009eb12c" officeooo:paragraph-rsid="009eb12c"/>
    </style:style>
    <style:style style:name="P103" style:family="paragraph" style:parent-style-name="Standard" style:list-style-name="L21">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officeooo:rsid="007a1e62"/>
    </style:style>
    <style:style style:name="T72" style:family="text">
      <style:text-properties officeooo:rsid="00aa35fb"/>
    </style:style>
    <style:style style:name="T73" style:family="text">
      <style:text-properties officeooo:rsid="00ac2fa7"/>
    </style:style>
    <style:style style:name="T74" style:family="text">
      <style:text-properties officeooo:rsid="00b15c87"/>
    </style:style>
    <style:style style:name="T75" style:family="text">
      <style:text-properties officeooo:rsid="00b625a1"/>
    </style:style>
    <style:style style:name="T76" style:family="text">
      <style:text-properties officeooo:rsid="00b9e856"/>
    </style:style>
    <style:style style:name="T77" style:family="text">
      <style:text-properties officeooo:rsid="00bf9ab8"/>
    </style:style>
    <style:style style:name="T78" style:family="text">
      <style:text-properties officeooo:rsid="00c761cc"/>
    </style:style>
    <style:style style:name="T79" style:family="text">
      <style:text-properties officeooo:rsid="00cdf861"/>
    </style:style>
    <style:style style:name="T80" style:family="text">
      <style:text-properties officeooo:rsid="00d2db41"/>
    </style:style>
    <style:style style:name="T81" style:family="text">
      <style:text-properties officeooo:rsid="00d9d8e9"/>
    </style:style>
    <style:style style:name="T82" style:family="text">
      <style:text-properties officeooo:rsid="00db8485"/>
    </style:style>
    <style:style style:name="T83" style:family="text">
      <style:text-properties officeooo:rsid="00dd4959"/>
    </style:style>
    <style:style style:name="T84" style:family="text">
      <style:text-properties officeooo:rsid="00e10b98"/>
    </style:style>
    <style:style style:name="T85" style:family="text">
      <style:text-properties officeooo:rsid="00e160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408608533" text:style-name="L1">
        <text:list-item>
          <text:p text:style-name="P26">FLayers: <text:span text:style-name="T15">lista di proteine caricate, contiene oggetti di tipo TPDBModel.</text:span></text:p>
        </text:list-item>
        <text:list-item>
          <text:p text:style-name="P26">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3315486556" text:style-name="L2">
        <text:list-item>
          <text:p text:style-name="P27">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28">AddLayer: aggiunge un TPDBModel alla lista dei Layer.</text:p>
        </text:list-item>
        <text:list-item>
          <text:p text:style-name="P29">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3817235980" text:style-name="L3">
        <text:list-item>
          <text:p text:style-name="P30">Name: nome del template.</text:p>
        </text:list-item>
        <text:list-item>
          <text:p text:style-name="P30">Atoms: lista con i nomi di tutti gli atomi del template.</text:p>
        </text:list-item>
        <text:list-item>
          <text:p text:style-name="P30">AtomicNumbers: lista con i numeri atomici degli atomi del template.</text:p>
        </text:list-item>
        <text:list-item>
          <text:p text:style-name="P30">AtomIDs: lista dei numeri identificativi degli atomi (vedi ‘Serial’ dentro a TPDBAtom).</text:p>
        </text:list-item>
        <text:list-item>
          <text:p text:style-name="P30">Coords: lista delle coordinate degli atomi contenuti nel template.</text:p>
        </text:list-item>
        <text:list-item>
          <text:p text:style-name="P30">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951300403" text:style-name="L4">
        <text:list-item>
          <text:p text:style-name="P31">FTemplates: lista dei template, vedi TPDBModelMan.</text:p>
        </text:list-item>
        <text:list-item>
          <text:p text:style-name="P31">FProtein: l’oggetto che rappresenta la proteina come verrà usata all’interno dell’applicazione, è di tipo TMolecule.</text:p>
        </text:list-item>
        <text:list-item>
          <text:p text:style-name="P31">FFileName: il nome del file <text:span text:style-name="T16">PDB da cui vengono caricati i dati della proteina.</text:span></text:p>
        </text:list-item>
        <text:list-item>
          <text:p text:style-name="P32">FInfo: informazioni varie, vedi TPDBReader.</text:p>
        </text:list-item>
      </text:list>
      <text:p text:style-name="P1"/>
      <text:p text:style-name="P2">TPDBReader = classe che carica i file PDB.</text:p>
      <text:p text:style-name="P5">Attributi:</text:p>
      <text:list xml:id="list1651479097" text:style-name="L5">
        <text:list-item>
          <text:p text:style-name="P33">FChainIds: lista degli ID delle catene degli atomi caricati.</text:p>
        </text:list-item>
        <text:list-item>
          <text:p text:style-name="P33">FAtoms: lista degli atomi caricati.</text:p>
        </text:list-item>
        <text:list-item>
          <text:p text:style-name="P34">FConnections: lista delle connessioni caricate.</text:p>
        </text:list-item>
        <text:list-item>
          <text:p text:style-name="P35">FAtomCount: numero totale di atomi caricati.</text:p>
        </text:list-item>
        <text:list-item>
          <text:p text:style-name="P35">FModelCount: numero totale di modelli caricati.</text:p>
        </text:list-item>
        <text:list-item>
          <text:p text:style-name="P35">FChainCount: numero totale di catene caricate.</text:p>
        </text:list-item>
        <text:list-item>
          <text:p text:style-name="P36">FInfo: contenitore di informazioni relative a questa classe.</text:p>
        </text:list-item>
      </text:list>
      <text:p text:style-name="P2">Metodi usati:</text:p>
      <text:list xml:id="list138644721" text:style-name="L6">
        <text:list-item>
          <text:p text:style-name="P38">Load: carica il file PDB come una lista di stringhe, separando ognuna di esse dove è presente un carattere di fine riga, quindi invoca il metodo ReadFromList.</text:p>
        </text:list-item>
        <text:list-item>
          <text:p text:style-name="P38">ReadFromList: <text:span text:style-name="T3">invoca il metodo ReadLines, quindi sistema FChainCount e FModelCount e invoca il metodo IndexChains.</text:span></text:p>
        </text:list-item>
        <text:list-item>
          <text:p text:style-name="P39">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40">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41">GetPdbConnect: <text:span text:style-name="T9">costruisce il TPDBConnection a partire dalla stringa ottenuta in input.</text:span></text:p>
        </text:list-item>
        <text:list-item>
          <text:p text:style-name="P37"><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191997782" text:style-name="L7">
        <text:list-item>
          <text:p text:style-name="P42">IsHet: indica se l’atomo è Het, ossia se è un residuo non standard, come uno ione.</text:p>
        </text:list-item>
        <text:list-item>
          <text:p text:style-name="P42">Serial: l’indice dell’atomo nel file caricato (il primo atomo caricato avrà valore 1, il secondo 2 e così via).</text:p>
        </text:list-item>
        <text:list-item>
          <text:p text:style-name="P42">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43">AltLoc: <text:span text:style-name="T12">è l’alternate location indicator, viene usata ad esempio nella rilevazione tramite raggi X perché l’atomo può essere mobile e quindi tale valore può risultare utile.</text:span></text:p>
        </text:list-item>
        <text:list-item>
          <text:p text:style-name="P43">ResName: il nome del monomero a cui l’atomo appartiene.</text:p>
        </text:list-item>
        <text:list-item>
          <text:p text:style-name="P43">ChainID: l’ID della catena a cui l’atomo appartiene.</text:p>
        </text:list-item>
        <text:list-item>
          <text:p text:style-name="P43">ResSeq: <text:span text:style-name="T13">è il ‘residue sequence number’, credo venga usato nelle molecole più complesse, dove potrebbero esserci più catene di residui.</text:span></text:p>
        </text:list-item>
        <text:list-item>
          <text:p text:style-name="P43">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43">Coords: indica la posizione dell’atomo nella molecola (non so però il punto 0 cosa rappresenti, immagino sia il centro della molecola dato che possono esserci coordinate negative).</text:p>
        </text:list-item>
        <text:list-item>
          <text:p text:style-name="P43">Occupancy: valore numerico relativo alla differenza di conformazioni che possono esserci in un atomo.</text:p>
        </text:list-item>
        <text:list-item>
          <text:p text:style-name="P43">OccTemp: unione di Occupancy e Temp.</text:p>
        </text:list-item>
        <text:list-item>
          <text:p text:style-name="P43">Temp: <text:span text:style-name="T14">fattore temperatura, ossia indica quanto l’atomo è sensibile ai cambiamenti di temperatura (da quanto ho capito).</text:span></text:p>
        </text:list-item>
        <text:list-item>
          <text:p text:style-name="P43">Element: l’elemento che<text:span text:style-name="T10"> l’</text:span>atomo rappresenta (ad esempio ‘C’).</text:p>
        </text:list-item>
        <text:list-item>
          <text:p text:style-name="P44">Charge: la carica dell’atomo (quindi se è uno ione essa sarà diversa da 0).</text:p>
        </text:list-item>
        <text:list-item>
          <text:p text:style-name="P44">ModelNum: il numero del modello a cui l’atomo appartiene.</text:p>
        </text:list-item>
        <text:list-item>
          <text:p text:style-name="P44">ChainNum: il numero della catena a cui l’atomo appartiene.</text:p>
        </text:list-item>
      </text:list>
      <text:p text:style-name="P7"/>
      <text:p text:style-name="P8">TPDBConnection = insieme che rappresenta una connessione caricata da un file PDB.</text:p>
      <text:p text:style-name="P9">Attributi:</text:p>
      <text:list xml:id="list2643911985" text:style-name="L8">
        <text:list-item>
          <text:p text:style-name="P45">AtomID: l’ID dell’atomo da cui partono le connessioni.</text:p>
        </text:list-item>
        <text:list-item>
          <text:p text:style-name="P45">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2579177720" text:style-name="L9">
        <text:list-item>
          <text:p text:style-name="P46"><text:soft-page-break/>FAtoms: <text:span text:style-name="T20">lista degli atomi presenti nella proteina o nel monomero, che non sono presenti nei gruppi. Contiene oggetti di tipo TAtom.</text:span></text:p>
        </text:list-item>
        <text:list-item>
          <text:p text:style-name="P46">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46">FBondsTable: <text:span text:style-name="T20">tabella dei legami tra gli atomi. Contiene oggetti di tipo TAtomBond.</text:span></text:p>
        </text:list-item>
        <text:list-item>
          <text:p text:style-name="P46">FParent: <text:span text:style-name="T20">usato dai monomeri nel caso di proteine complesse, per poterle spezzare in più parti.</text:span></text:p>
        </text:list-item>
        <text:list-item>
          <text:p text:style-name="P46">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46">FName: <text:span text:style-name="T19">il nome della proteina.</text:span></text:p>
        </text:list-item>
        <text:list-item>
          <text:p text:style-name="P46">FID: <text:span text:style-name="T19">ID della proteina, funziona come Serial per TPDBAtom.</text:span></text:p>
        </text:list-item>
      </text:list>
      <text:p text:style-name="P17">Metodi:</text:p>
      <text:list xml:id="list3569330855" text:style-name="L10">
        <text:list-item>
          <text:p text:style-name="P47">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48">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3309287426" text:style-name="L11">
        <text:list-item>
          <text:p text:style-name="P49">FAtomicNumber: <text:span text:style-name="T27">numero atomico dell’atomo, ricavato da un file apposito.</text:span></text:p>
        </text:list-item>
        <text:list-item>
          <text:p text:style-name="P49">FName: <text:span text:style-name="T28">nome dell’atomo, vedi AtomName di TPDBAtom.</text:span></text:p>
        </text:list-item>
        <text:list-item>
          <text:p text:style-name="P49">FParent: <text:span text:style-name="T30">molecola a cui l’atomo appartiene.</text:span></text:p>
        </text:list-item>
        <text:list-item>
          <text:p text:style-name="P49">FCoord: <text:span text:style-name="T27">coordinate dell’atomo rispetto alla rappresentazione tridimensionale della proteina, vedi Coords di TPDBAtom.</text:span></text:p>
        </text:list-item>
        <text:list-item>
          <text:p text:style-name="P49">FRadius: <text:span text:style-name="T27">raggio dell’atomo, ricavato da un file apposito.</text:span></text:p>
        </text:list-item>
        <text:list-item>
          <text:p text:style-name="P49">FCharge: <text:span text:style-name="T27">carica dell’atomo, vedi Charge di TPDBAtom.</text:span></text:p>
        </text:list-item>
        <text:list-item>
          <text:p text:style-name="P49">FMass: <text:span text:style-name="T27">massa dell’atomo (inutile dato che non viene mai usata).</text:span></text:p>
        </text:list-item>
        <text:list-item>
          <text:p text:style-name="P49"><text:soft-page-break/>FID: <text:span text:style-name="T29">ID dell’atomo, vedi Serial di TPDBAtom.</text:span></text:p>
        </text:list-item>
        <text:list-item>
          <text:p text:style-name="P49">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2745264449" text:style-name="L12">
        <text:list-item>
          <text:p text:style-name="P50">Atom1: <text:span text:style-name="T23">il primo atomo del legame. È di tipo TAtom.</text:span></text:p>
        </text:list-item>
        <text:list-item>
          <text:p text:style-name="P51">Atom2: <text:span text:style-name="T23">il secondo atomo del legame. È di tipo TAtom.</text:span></text:p>
        </text:list-item>
        <text:list-item>
          <text:p text:style-name="P50">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50">Tag: <text:span text:style-name="T25">vedi Tag di TAtom.</text:span></text:p>
        </text:list-item>
      </text:list>
      <text:p text:style-name="P18"/>
      <text:p text:style-name="P19">Geomutils = file contenente varie funzioni utili a fini geometrici..</text:p>
      <text:p text:style-name="P21">Funzioni:</text:p>
      <text:list xml:id="list552125250" text:style-name="L13">
        <text:list-item>
          <text:p text:style-name="P52">MidPoint: somma tutte le coordinate e le divide per il loro numero.</text:p>
        </text:list-item>
        <text:list-item>
          <text:p text:style-name="P53">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53">Subtract: sottrae un numero ad una coordinata, una coordinata ad un’altra coordinata o una coordinata ad una lista di coordinate; valgono le stesse regole descritte in ‘Add’.</text:p>
        </text:list-item>
        <text:list-item>
          <text:p text:style-name="P53">Multiply: moltiplica una coordinata con un numero, una lista di numeri con un numero, una lista di coordinate con un numero, due quaternioni o due matrici di rotazione. Valgono le stesse regole descritte in ‘Add’.</text:p>
        </text:list-item>
        <text:list-item>
          <text:p text:style-name="P53">Simmetric: inverte gli indici della coordinata o di ogni coordinata della lista.</text:p>
        </text:list-item>
        <text:list-item>
          <text:p text:style-name="P54">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55">Result[0]:=RotMat[0,0]*Vec[0]+RotMat[0,1]*Vec[1]+RotMat[0,2]*Vec[2];</text:p>
          <text:p text:style-name="P56">Result[1]:=RotMat[1,0]*Vec[0]+RotMat[1,1]*Vec[1]+RotMat[1,2]*Vec[2];</text:p>
          <text:p text:style-name="P55">Result[2]:=RotMat[2,0]*Vec[0]+RotMat[2,1]*Vec[1]+RotMat[2,2]*Vec[2];</text:p>
          <text:p text:style-name="P61">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62">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1293787589" text:style-name="L14">
        <text:list-item>
          <text:p text:style-name="P66"><text:soft-page-break/>FindCenter: ottiene tutte le coordinate di tutti gli atomi della proteina, quindi ricava il punto medio tramite la funzione MidPoint di Geomutils.</text:p>
        </text:list-item>
        <text:list-item>
          <text:p text:style-name="P67">ListRadii: viene restituita la lista <text:span text:style-name="T71">contenente il</text:span> Radius di ogni atomo della molecola.</text:p>
        </text:list-item>
        <text:list-item>
          <text:p text:style-name="P68"><text:span text:style-name="T34">ListCoord</text:span><text:span text:style-name="T35">s</text:span><text:span text:style-name="T34">: viene restituita la lista contenente la coordinata di ogni atomo della molecola.</text:span></text:p>
        </text:list-item>
      </text:list>
      <text:p text:style-name="P69"/>
      <text:p text:style-name="P70">TModelManager = </text:p>
      <text:p text:style-name="P71">Attributi:</text:p>
      <text:list xml:id="list1128474461" text:style-name="L15">
        <text:list-item>
          <text:p text:style-name="P72">FModels: lista di TDockModel. </text:p>
        </text:list-item>
        <text:list-item>
          <text:p text:style-name="P72">FMinOverlap: </text:p>
        </text:list-item>
        <text:list-item>
          <text:p text:style-name="P72">FLastModel: l’indice dell’ultimo modello caricato in FModels.</text:p>
        </text:list-item>
        <text:list-item>
          <text:p text:style-name="P72">CurrentRotation: il quaternione</text:p>
        </text:list-item>
        <text:list-item>
          <text:p text:style-name="P72">GridScale: la scala della griglia, nell’applicazione viene posta di base a 1.</text:p>
        </text:list-item>
        <text:list-item>
          <text:p text:style-name="P72">ProbeGridTransVec: coordinata</text:p>
        </text:list-item>
      </text:list>
      <text:p text:style-name="P71"/>
      <text:p text:style-name="P73">TDockModel = insieme </text:p>
      <text:p text:style-name="P73">Attributi:</text:p>
      <text:list xml:id="list2893465189" text:style-name="L16">
        <text:list-item>
          <text:p text:style-name="P74">TransVec = vettore (coordinata) di traslazione.</text:p>
        </text:list-item>
        <text:list-item>
          <text:p text:style-name="P74">Rotation: Quaternione di rotazione.</text:p>
        </text:list-item>
        <text:list-item>
          <text:p text:style-name="P74">OverlapScore: punteggio del modello.</text:p>
        </text:list-item>
      </text:list>
      <text:p text:style-name="P73"/>
      <text:p text:style-name="P75">TDockingGrid = griglia associata ad una molecola.</text:p>
      <text:p text:style-name="P75">Attributi:</text:p>
      <text:list xml:id="list4173959998" text:style-name="L17">
        <text:list-item>
          <text:p text:style-name="P76">FCoords: coordinate degli atomi.</text:p>
        </text:list-item>
        <text:list-item>
          <text:p text:style-name="P95"><text:span text:style-name="T34">FCoreCutCoords: </text:span><text:span text:style-name="T38">lista di coordinate, nell’applicazione viene mantenuta vuota.</text:span></text:p>
        </text:list-item>
        <text:list-item>
          <text:p text:style-name="P76">FRads: raggi degli atomi.</text:p>
        </text:list-item>
        <text:list-item>
          <text:p text:style-name="P95"><text:span text:style-name="T34">FCoreCutRads: </text:span><text:span text:style-name="T38">lista di raggi, nell’applicazione viene mantenuta vuota.</text:span></text:p>
        </text:list-item>
        <text:list-item>
          <text:p text:style-name="P95"><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76">FTransVec: vettore (coordinata) di traslazione per aggiustare le coordinate degli atomi quando vengono caricati nella griglia.</text:p>
        </text:list-item>
        <text:list-item>
          <text:p text:style-name="P95"><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77">FSurf: griglia usata per contenere gli atomi superficiali della molecola, è di tipo TGridShape.</text:p>
        </text:list-item>
        <text:list-item>
          <text:p text:style-name="P96"><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3139939142" text:style-name="L18">
        <text:list-item>
          <text:p text:style-name="P79">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97"><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text:span><text:soft-page-break/><text:span text:style-name="T46">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80">BuildSurfCoreGrids: <text:span text:style-name="T74">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89">ResetBaselines: <text:span text:style-name="T75">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88">SetSurfCoreLine: <text:span text:style-name="T78">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88">BaseLineIncY: <text:span text:style-name="T79">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90">UpdateNeighbours: <text:span text:style-name="T77">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93">SetLineVals: <text:span text:style-name="T80">apre due cicli annidati, il primo da 0 alla lunghezza di Line meno 1 e il secondo da Line[z,0] a Line[z,1] (z è l’indice del primo ciclo, mentre per il secondo viene usato zz); all’interno del ciclo pone ValArray[zz] pari a Val.</text:span></text:p>
        </text:list-item>
      </text:list>
      <text:p text:style-name="P78"/>
      <text:p text:style-name="P22"><text:span text:style-name="T36">T</text:span><text:span text:style-name="T34">GridShape = insieme</text:span></text:p>
      <text:p text:style-name="P83">Attributi:</text:p>
      <text:list xml:id="list1041087559" text:style-name="L19">
        <text:list-item>
          <text:p text:style-name="P84"><text:soft-page-break/>Grid: griglia, è di tipo TGridPlane. <text:span text:style-name="T85">Contiene gli indici delle celle che fanno parte degli atomi della proteina trasformata in griglia, sottoforma di segmenti.</text:span></text:p>
        </text:list-item>
        <text:list-item>
          <text:p text:style-name="P84">NonEmpty: array orientato nell’asse X, composto da linee della griglia non vuote, è di tipo TLineArray. <text:span text:style-name="T84">In pratica la lista generale contiene delle liste di segmenti, i quali indicano i Grid[x,y] contigui non vuoti; diventa perciò un modo rapido per consultare Grid, dato che NonEmpty permette di individuare subito i Grid[x,y] non vuoti.</text:span></text:p>
        </text:list-item>
        <text:list-item>
          <text:p text:style-name="P84">CellCounts: <text:span text:style-name="T83">CellCounts[x,y] è il numero totale di celle di Grid[x,y] che fanno parte della proteina, ossia la somma delle lunghezze di tutti i segmenti contenuti in Grid[x,y].</text:span></text:p>
        </text:list-item>
        <text:list-item>
          <text:p text:style-name="P84">TotalCount: <text:span text:style-name="T83">è la somma di tutti i valori di CellCounts.</text:span></text:p>
        </text:list-item>
        <text:list-item>
          <text:p text:style-name="P84">ZMax: <text:span text:style-name="T83">Massimo valore tra le seconde variabili di tutti i segmenti di Grid, ossia è il massimo dei Grid[x, y, High(Grid[x,y]), 1].</text:span></text:p>
        </text:list-item>
      </text:list>
      <text:p text:style-name="P83"/>
      <text:p text:style-name="P85">TLineSegment: indica l’inizio e la fine di un segmento, contiene due valori numerici interi.</text:p>
      <text:p text:style-name="P85">TGridLine: lista di segmenti disgiunti (quindi di TLineSegment), ordinati dal minore al maggiore.</text:p>
      <text:p text:style-name="P85">TLineArray: lista di TGridLine.</text:p>
      <text:p text:style-name="P85">TGridPlane: lista di liste di TGridLine.</text:p>
      <text:p text:style-name="P85"/>
      <text:p text:style-name="P91">linegrids = file in cui vengono <text:span text:style-name="T76">costruite e</text:span> gestite le griglie <text:span text:style-name="T76">tridimensionali, e che contiene le classi TLineSegment, TGridLine, TLineArray, TGridPlane, TGridShape, TDomainBlock, TDomainGrid e TDockingGrid.</text:span></text:p>
      <text:p text:style-name="P92">Funzioni:</text:p>
      <text:list xml:id="list563906293" text:style-name="L22">
        <text:list-item>
          <text:p text:style-name="P81">ComputeShapeStats: <text:span text:style-name="T82">con un TGridShape costruisce NonEmpty, CellCounts e TotalCount a partire da Grid. Innanzitutto impone che la lunghezza di NonEmpty e la prima dimensione di CellCounts siano pari a quella della prima dimensione di Grid, mentre la seconda dimensione di CellCounts diventa pari alla seconda dimensione di Grid. Quindi pone ZMax e TotalCount a 0, esegue un ciclo da 0 alla lunghezza della prima dimensione di Grid meno 1, dopodiché costruisce un array di 0 chiamato ‘tmpline’, lungo quanto la seconda dimensione di Grid meno 1. Apre perciò un secondo ciclo, in cui itera da 0 alla lunghezza della seconda dimensione meno 1, e verifica se Grid[x,y] contiene elementi. In caso affermativo pone a 1 tmpline[y], quindi se ZMax è minore di Grid[x, y, High(Grid[x,y]), 1] lo pone uguale a Grid[x, y, High(Grid[x,y]), 1]; invoca il metodo CountCells, passando Grid[x,y] come parametro, e salva il risultato in CellCounts[x,y]. Aggiorna TotalCount aggiungiendogli CellCounts[x,y], quindi chiude il secondo ciclo, invoca IntegersToLine su tmpline e salva il risultato ottenuto in NonEmpty[x].</text:span></text:p>
        </text:list-item>
        <text:list-item>
          <text:p text:style-name="P82">IntegersToLine: <text:span text:style-name="T72">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94">CountCells: <text:span text:style-name="T81">somma le lunghezze di tutti i segmenti di un TGridLine o di un TGridPlane. Pone la variabile ‘Result’ da restituire a 0, quindi nel primo caso itera su ogni elemento di </text:span><text:soft-page-break/><text:span text:style-name="T81">TGridLine ed esegue Result = Result + Line[z,0] – Line[z,1] + 1 (dove z è l’indice del ciclo); nel secondo caso itera per tutte e tre le dimensioni del piano ed esegue Result = Result + Grid[x,y,z,0] – Grid[x,y,z,1] + 1 (dove x, y e z sono gli indici dei tre cicli).</text:span></text:p>
        </text:list-item>
      </text:list>
      <text:p text:style-name="P85"/>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fattori come la sua grandezza (viene posto che ogni cella ha lunghezza pari al raggio dell’atomo più grande)</text:span><text:span text:style-name="T52">.</text:span></text:p>
      <text:p text:style-name="P25"><text:span text:style-name="T52">A</text:span><text:span text:style-name="T34">ttributi:</text:span></text:p>
      <text:list xml:id="list455057361" text:style-name="L20">
        <text:list-item>
          <text:p text:style-name="P98"><text:span text:style-name="T34">FHashGrid: indici dei punti della griglia, </text:span><text:span text:style-name="T53">è una lista di liste di liste di liste di interi</text:span><text:span text:style-name="T34">.</text:span></text:p>
        </text:list-item>
        <text:list-item>
          <text:p text:style-name="P99"><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86">FInvGridStep: corrisponde a 1 / GridStep, dove GridStep è la grandezza del lato di una cella della griglia (le celle sono pensate per essere <text:span text:style-name="T73">cubiche</text:span>, quindi il valore è identico in tutti gli assi).</text:p>
        </text:list-item>
        <text:list-item>
          <text:p text:style-name="P86">FHighX, FHighY, FHighZ: lunghezza della griglia nel rispettivo asse meno uno.</text:p>
        </text:list-item>
        <text:list-item>
          <text:p text:style-name="P86">FPoints: le coordinate dei punti della griglia.</text:p>
        </text:list-item>
        <text:list-item>
          <text:p text:style-name="P86">FRads: i raggi dei punti della griglia.</text:p>
        </text:list-item>
      </text:list>
      <text:p text:style-name="P87">Metodi:</text:p>
      <text:list xml:id="list1899229724" text:style-name="L21">
        <text:list-item>
          <text:p text:style-name="P100"><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sommando la rispettiva coordinata con FShiftToGrid </text:span><text:span text:style-name="T70">(nota che così il minimo valore possibile per le coordinate sarà 0)</text:span><text:span text:style-name="T60">, salvandola in una variabile ‘c’, ed eseguendo</text:span></text:p>
          <text:p text:style-name="P59">x:=Trunc(c[0]*FInvGridStep);</text:p>
          <text:p text:style-name="P59">y:=Trunc(c[1]*FInvGridStep);</text:p>
          <text:p text:style-name="P59">z:=Trunc(c[2]*FInvGridStep);</text:p>
          <text:p text:style-name="P101"><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00"><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57"><text:span text:style-name="T58">F</text:span><text:span text:style-name="T65">H</text:span><text:span text:style-name="T58">ighX:=Trunc((maxc[0] – minc[0]) / GridStep);</text:span></text:p>
          <text:p text:style-name="P57"><text:span text:style-name="T58">F</text:span><text:span text:style-name="T65">H</text:span><text:span text:style-name="T58">ighY:=Trunc((maxc[1] - minc[1]) / GridStep);</text:span></text:p>
          <text:p text:style-name="P57"><text:span text:style-name="T58">F</text:span><text:span text:style-name="T65">H</text:span><text:span text:style-name="T58">ighZ:=Trunc((maxc[2] – minc[2]) / GridStep);</text:span></text:p>
          <text:p text:style-name="P102"><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03"><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60">GridBounds(x1, x2, tmpc[0], FHighX);</text:p>
          <text:p text:style-name="P60">GridBounds(y1, y2, tmpc[1], FHighY);</text:p>
          <text:p text:style-name="P58"><text:span text:style-name="T63">GridBounds(z1, z2, tmpc[2], F</text:span><text:span text:style-name="T64">H</text:span><text:span text:style-name="T63">ighZ);.</text:span></text:p>
          <text:p text:style-name="P63"><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caso affermativo viene restituito True, altrimenti si continua ad iterare, e se non ci sono risultati positivi viene restituito False.</text:span></text:p>
        </text:list-item>
        <text:list-item>
          <text:p text:style-name="P64"><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text:span><text:soft-page-break/><text:span text:style-name="T66">diminuito e aumentato di 1 rispettivamente in B1 e B2. Quindi per ognuno di questi ultimi verifica se il valore eccede Hi o è negativo, ponendolo uguale a Hi nel primo caso e uguale a 0 nel secondo.</text:span></text:p>
          <text:p text:style-name="P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5T17:00:04.203000000</dc:date>
    <meta:editing-duration>PT9H59M44S</meta:editing-duration>
    <meta:editing-cycles>178</meta:editing-cycles>
    <meta:document-statistic meta:table-count="0" meta:image-count="0" meta:object-count="0" meta:page-count="9" meta:paragraph-count="182" meta:word-count="4423" meta:character-count="28315" meta:non-whitespace-character-count="24188"/>
  </office:meta>
</office:document-meta>
</file>